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cccc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10cm" svg:height="6.5cm" svg:x="6.5cm" svg:y="2.5cm">
              <text:p text:style-name="P1"><text:span text:style-name="T1">Stareater core</text:span></text:p>
            </draw:rect>
            <draw:rect draw:style-name="gr2" draw:text-style-name="P3" draw:layer="layout" svg:width="5cm" svg:height="2.5cm" svg:x="7cm" svg:y="4cm">
              <text:p text:style-name="P3"><text:span text:style-name="T2">Game</text:span></text:p>
              <text:p text:style-name="P3"><text:span text:style-name="T2">mechanics</text:span></text:p>
            </draw:rect>
            <draw:rect draw:style-name="gr3" draw:text-style-name="P3" draw:layer="layout" svg:width="3.5cm" svg:height="1.5cm" svg:x="12.5cm" svg:y="3cm">
              <text:p text:style-name="P3"><text:span text:style-name="T2">Map builder</text:span></text:p>
              <text:p text:style-name="P3"><text:span text:style-name="T2">interface</text:span></text:p>
            </draw:rect>
            <draw:rect draw:style-name="gr3" draw:text-style-name="P3" draw:layer="layout" svg:width="3.5cm" svg:height="1.5cm" svg:x="12.5cm" svg:y="5cm">
              <text:p text:style-name="P3"><text:span text:style-name="T2">AI/player</text:span></text:p>
              <text:p text:style-name="P3"><text:span text:style-name="T2">interface</text:span></text:p>
            </draw:rect>
            <draw:rect draw:style-name="gr2" draw:text-style-name="P3" draw:layer="layout" svg:width="9cm" svg:height="1.5cm" svg:x="7cm" svg:y="7cm">
              <text:p text:style-name="P3"><text:span text:style-name="T2">Model to GUI controller</text:span></text:p>
            </draw:rect>
          </draw:g>
          <draw:rect draw:style-name="gr4" draw:text-style-name="P5" draw:layer="layout" svg:width="10cm" svg:height="1.5cm" svg:x="6.5cm" svg:y="15cm">
            <text:p text:style-name="P4"><text:span text:style-name="T1">Winforms GUI</text:span></text:p>
          </draw:rect>
          <draw:rect draw:style-name="gr4" draw:text-style-name="P5" draw:layer="layout" svg:width="4.5cm" svg:height="2cm" svg:x="6.5cm" svg:y="10cm">
            <text:p text:style-name="P4"><text:span text:style-name="T1">Default map </text:span></text:p>
            <text:p text:style-name="P4"><text:span text:style-name="T1">builder</text:span></text:p>
          </draw:rect>
          <draw:rect draw:style-name="gr4" draw:text-style-name="P5" draw:layer="layout" svg:width="4.5cm" svg:height="2cm" svg:x="12cm" svg:y="10cm">
            <text:p text:style-name="P4"><text:span text:style-name="T1">AI player</text:span></text:p>
          </draw:rect>
          <draw:rect draw:style-name="gr4" draw:text-style-name="P5" draw:layer="layout" svg:width="4.5cm" svg:height="2cm" svg:x="6.5cm" svg:y="12.5cm">
            <text:p text:style-name="P4"><text:span text:style-name="T1">Remote </text:span></text:p>
            <text:p text:style-name="P4"><text:span text:style-name="T1">player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9M10S</meta:editing-duration>
    <meta:editing-cycles>3</meta:editing-cycles>
    <meta:generator>OpenOffice.org/3.4$Win32 OpenOffice.org_project/340m1$Build-9590</meta:generator>
    <dc:date>2012-08-30T12:24:42.34</dc:date>
    <meta:document-statistic meta:object-count="11"/>
  </office:meta>
</office:document-meta>
</file>